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E70000009C49165CD1.png" manifest:media-type="image/png"/>
  <manifest:file-entry manifest:full-path="Pictures/10000B84000017D9000010239FF851C3.svg" manifest:media-type="image/svg+xml"/>
  <manifest:file-entry manifest:full-path="Pictures/10000201000000A00000009EECF2FA1A.png" manifest:media-type="image/png"/>
  <manifest:file-entry manifest:full-path="Pictures/1000140E0000108100001054532FF26D.svg" manifest:media-type="image/svg+xml"/>
  <manifest:file-entry manifest:full-path="Pictures/10000201000000A00000009E62AD63B0.png" manifest:media-type="image/png"/>
  <manifest:file-entry manifest:full-path="Pictures/1000141600001081000010546D3D40EB.svg" manifest:media-type="image/svg+xml"/>
  <manifest:file-entry manifest:full-path="Pictures/10000201000000A00000009E8B921F90.png" manifest:media-type="image/png"/>
  <manifest:file-entry manifest:full-path="Pictures/100015D4000010810000105453E07344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color="#ffcc99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color="#330099" draw:fill-color="#3300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33" fo:text-shadow="none" fo:font-weight="bold" style:font-weight-asian="bold" style:font-weight-complex="bold"/>
    </style:style>
    <style:style style:name="P3" style:family="paragraph">
      <style:paragraph-properties fo:text-align="center"/>
      <style:text-properties fo:color="#006600" fo:font-weight="bold" style:font-weight-asian="bold" style:font-weight-complex="bold"/>
    </style:style>
    <style:style style:name="P4" style:family="paragraph">
      <style:paragraph-properties fo:text-align="center"/>
      <style:text-properties fo:color="#ff950e"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33" fo:text-shadow="none" fo:font-weight="bold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ff950e" fo:font-weight="bold" style:font-weight-asian="bold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sub 58%" fo:font-size="22pt" fo:font-weight="bold" style:font-size-asian="22pt" style:font-weight-asian="bold" style:font-size-complex="22pt" style:font-weight-complex="bold"/>
    </style:style>
    <style:style style:name="T7" style:family="text">
      <style:text-properties style:text-position="0% 10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096cm" svg:height="3.81cm" svg:x="0.762cm" svg:y="9.652cm">
          <draw:image xlink:href="Pictures/100015D4000010810000105453E07344.svg" xlink:type="simple" xlink:show="embed" xlink:actuate="onLoad">
            <text:p text:style-name="P1"><text:span text:style-name="T1">TLM MEM 1</text:span></text:p>
          </draw:image>
          <draw:image xlink:href="Pictures/10000201000000A00000009E8B921F90.png" xlink:type="simple" xlink:show="embed" xlink:actuate="onLoad"/>
        </draw:frame>
        <draw:frame draw:style-name="gr1" draw:text-style-name="P3" draw:layer="layout" svg:width="4.478cm" svg:height="4.572cm" svg:x="13.142cm" svg:y="5.449cm">
          <draw:image xlink:href="Pictures/1000141600001081000010546D3D40EB.svg" xlink:type="simple" xlink:show="embed" xlink:actuate="onLoad">
            <text:p text:style-name="P1"><text:span text:style-name="T2">Cache </text:span></text:p>
            <text:p text:style-name="P1"><text:span text:style-name="T2">Stats 1</text:span></text:p>
          </draw:image>
          <draw:image xlink:href="Pictures/10000201000000A00000009E62AD63B0.png" xlink:type="simple" xlink:show="embed" xlink:actuate="onLoad"/>
        </draw:frame>
        <draw:frame draw:style-name="gr1" draw:text-style-name="P2" draw:layer="layout" svg:width="6.096cm" svg:height="3.81cm" svg:x="0.762cm" svg:y="16.256cm">
          <draw:image xlink:href="Pictures/100015D4000010810000105453E07344.svg" xlink:type="simple" xlink:show="embed" xlink:actuate="onLoad">
            <text:p text:style-name="P1"><text:span text:style-name="T1">TLM MEM M</text:span></text:p>
          </draw:image>
          <draw:image xlink:href="Pictures/10000201000000A00000009E8B921F90.png" xlink:type="simple" xlink:show="embed" xlink:actuate="onLoad"/>
        </draw:frame>
        <draw:frame draw:style-name="gr1" draw:text-style-name="P3" draw:layer="layout" svg:width="4.478cm" svg:height="4.572cm" svg:x="22.954cm" svg:y="5.334cm">
          <draw:image xlink:href="Pictures/1000141600001081000010546D3D40EB.svg" xlink:type="simple" xlink:show="embed" xlink:actuate="onLoad">
            <text:p text:style-name="P1"><text:span text:style-name="T2">Cache</text:span></text:p>
            <text:p text:style-name="P1"><text:span text:style-name="T2">Stats N</text:span></text:p>
          </draw:image>
          <draw:image xlink:href="Pictures/10000201000000A00000009E62AD63B0.png" xlink:type="simple" xlink:show="embed" xlink:actuate="onLoad"/>
        </draw:frame>
        <draw:frame draw:style-name="gr1" draw:text-style-name="P4" draw:layer="layout" svg:width="4.732cm" svg:height="4.687cm" svg:x="13.048cm" svg:y="0.254cm">
          <draw:image xlink:href="Pictures/1000140E0000108100001054532FF26D.svg" xlink:type="simple" xlink:show="embed" xlink:actuate="onLoad">
            <text:p text:style-name="P1"><text:span text:style-name="T3">Cache 1</text:span></text:p>
          </draw:image>
          <draw:image xlink:href="Pictures/10000201000000A00000009EECF2FA1A.png" xlink:type="simple" xlink:show="embed" xlink:actuate="onLoad"/>
        </draw:frame>
        <draw:frame draw:style-name="gr1" draw:text-style-name="P4" draw:layer="layout" svg:width="4.732cm" svg:height="4.687cm" svg:x="22.7cm" svg:y="0.115cm">
          <draw:image xlink:href="Pictures/1000140E0000108100001054532FF26D.svg" xlink:type="simple" xlink:show="embed" xlink:actuate="onLoad">
            <text:p text:style-name="P1"><text:span text:style-name="T3">Cache 1</text:span></text:p>
          </draw:image>
          <draw:image xlink:href="Pictures/10000201000000A00000009EECF2FA1A.png" xlink:type="simple" xlink:show="embed" xlink:actuate="onLoad"/>
        </draw:frame>
        <draw:frame draw:style-name="gr1" draw:text-style-name="P5" draw:layer="layout" svg:width="10.76cm" svg:height="5.545cm" svg:x="15.148cm" svg:y="14.732cm">
          <draw:image xlink:href="Pictures/10000B84000017D9000010239FF851C3.svg" xlink:type="simple" xlink:show="embed" xlink:actuate="onLoad">
            <text:p text:style-name="P1"><text:span text:style-name="T4">Central TLM Stats </text:span></text:p>
            <text:p text:style-name="P1"><text:span text:style-name="T4">Module</text:span></text:p>
          </draw:image>
          <draw:image xlink:href="Pictures/10000201000000E70000009C49165CD1.png" xlink:type="simple" xlink:show="embed" xlink:actuate="onLoad"/>
        </draw:frame>
        <draw:custom-shape draw:style-name="gr2" draw:text-style-name="P1" draw:layer="layout" svg:width="0.508cm" svg:height="1.016cm" svg:x="14.986cm" svg:y="4.57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08cm" svg:height="1.016cm" svg:x="24.892cm" svg:y="4.57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" draw:text-style-name="P1" draw:layer="layout" svg:x1="6.096cm" svg:y1="11.43cm" svg:x2="10.922cm" svg:y2="11.43cm">
          <text:p/>
        </draw:line>
        <draw:line draw:style-name="gr3" draw:text-style-name="P1" draw:layer="layout" svg:x1="10.922cm" svg:y1="11.43cm" svg:x2="10.922cm" svg:y2="16.256cm">
          <text:p/>
        </draw:line>
        <draw:line draw:style-name="gr4" draw:text-style-name="P1" draw:layer="layout" svg:x1="10.922cm" svg:y1="16.256cm" svg:x2="15.494cm" svg:y2="16.256cm">
          <text:p/>
        </draw:line>
        <draw:line draw:style-name="gr4" draw:text-style-name="P1" draw:layer="layout" svg:x1="6.096cm" svg:y1="18.034cm" svg:x2="15.494cm" svg:y2="18.034cm">
          <text:p/>
        </draw:line>
        <draw:line draw:style-name="gr3" draw:text-style-name="P1" draw:layer="layout" svg:x1="15.24cm" svg:y1="9.398cm" svg:x2="15.24cm" svg:y2="11.43cm">
          <text:p/>
        </draw:line>
        <draw:line draw:style-name="gr3" draw:text-style-name="P1" draw:layer="layout" svg:x1="15.24cm" svg:y1="11.43cm" svg:x2="17.78cm" svg:y2="11.43cm">
          <text:p/>
        </draw:line>
        <draw:line draw:style-name="gr3" draw:text-style-name="P1" draw:layer="layout" svg:x1="25.146cm" svg:y1="9.27cm" svg:x2="25.146cm" svg:y2="11.554cm">
          <text:p/>
        </draw:line>
        <draw:line draw:style-name="gr3" draw:text-style-name="P1" draw:layer="layout" svg:x1="25.146cm" svg:y1="11.554cm" svg:x2="22.86cm" svg:y2="11.556cm">
          <text:p/>
        </draw:line>
        <draw:line draw:style-name="gr4" draw:text-style-name="P1" draw:layer="layout" svg:x1="17.78cm" svg:y1="11.43cm" svg:x2="17.78cm" svg:y2="14.732cm">
          <text:p/>
        </draw:line>
        <draw:line draw:style-name="gr4" draw:text-style-name="P1" draw:layer="layout" svg:x1="22.86cm" svg:y1="11.554cm" svg:x2="22.86cm" svg:y2="14.732cm">
          <text:p/>
        </draw:line>
        <draw:custom-shape draw:style-name="gr5" draw:text-style-name="P1" draw:layer="layout" svg:width="0.254cm" svg:height="0.254cm" svg:x="18.288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9.812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1.336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3.30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3.302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3.302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1.618cm" svg:height="5.969cm" svg:x="1.524cm" svg:y="2.54cm">
          <draw:text-box>
            <text:list text:style-name="L2">
              <text:list-item>
                <text:p text:style-name="P6"><text:span text:style-name="T5">If T &gt; T</text:span><text:span text:style-name="T6">interval</text:span><text:span text:style-name="T7"> Report to Central TLM Stats Module</text:span></text:p>
                <text:p text:style-name="P6"><text:span text:style-name="T7"/></text:p>
              </text:list-item>
              <text:list-item>
                <text:p text:style-name="P6"><text:span text:style-name="T7">Every T</text:span><text:span text:style-name="T6">interval </text:span><text:span text:style-name="T7">:</text:span></text:p>
                <text:list>
                  <text:list-item>
                    <text:p text:style-name="P6"><text:span text:style-name="T7">Evaluation</text:span></text:p>
                  </text:list-item>
                  <text:list-item>
                    <text:p text:style-name="P6"><text:span text:style-name="T7">Trigg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15:01:03.943366926</meta:creation-date>
    <dc:date>2018-04-08T22:07:20.384922682</dc:date>
    <meta:editing-duration>PT13M29S</meta:editing-duration>
    <meta:editing-cycles>8</meta:editing-cycles>
    <meta:generator>LibreOffice/4.2.8.2$Linux_x86 LibreOffice_project/420m0$Build-2</meta:generator>
    <meta:document-statistic meta:object-count="49"/>
  </office:meta>
</office:document-meta>
</file>